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cm" style:rel-column-width="10348*"/>
    </style:style>
    <style:style style:name="Tableau2.B" style:family="table-column">
      <style:table-column-properties style:column-width="8.098cm" style:rel-column-width="27930*"/>
    </style:style>
    <style:style style:name="Tableau2.C" style:family="table-column">
      <style:table-column-properties style:column-width="7.902cm" style:rel-column-width="27257*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C1" style:family="table-cell">
      <style:table-cell-properties style:vertical-align="middle" fo:padding="0.097cm" fo:border="1pt solid #000000"/>
    </style:style>
    <style:style style:name="Tableau2.2" style:family="table-row">
      <style:table-row-properties style:row-height="8.999cm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cm" style:rel-column-width="10348*"/>
    </style:style>
    <style:style style:name="Tableau1.B" style:family="table-column">
      <style:table-column-properties style:column-width="8.098cm" style:rel-column-width="27930*"/>
    </style:style>
    <style:style style:name="Tableau1.C" style:family="table-column">
      <style:table-column-properties style:column-width="7.902cm" style:rel-column-width="27257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2" style:family="table-row">
      <style:table-row-properties style:row-height="8.999cm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Times New Roman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position="super 100%" style:font-name="Times New Roman" fo:background-color="transparent"/>
    </style:style>
    <style:style style:name="P9" style:family="paragraph" style:parent-style-name="Standard" style:master-page-name="Right_20_Page">
      <style:paragraph-properties style:page-number="auto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OpenSymbol1"/>
    </style:style>
    <style:style style:name="T3" style:family="text">
      <style:text-properties officeooo:rsid="0016a270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Arial3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01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Dashed_20__28_var_29__20_21" svg:stroke-width="0.03cm" svg:stroke-color="#01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3cm" svg:stroke-color="#000000" draw:marker-start="" draw:marker-start-width="0.349cm" draw:marker-start-center="false" draw:marker-end="" draw:marker-end-width="0.349cm" draw:marker-end-center="false" draw:fill="none" draw:fill-color="#ffffff" draw:textarea-horizontal-align="justify" draw:auto-grow-height="true" draw:auto-grow-width="true" draw:fit-to-size="false" style:shrink-to-fit="false" fo:min-height="0.57cm" fo:min-width="0.3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01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57cm" fo:min-width="0.3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57cm" fo:min-width="0.4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Dashed_20__28_var_29__20_22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Dashed_20__28_var_29__20_23" svg:stroke-width="0.03cm" svg:stroke-color="#000000" draw:marker-start="Arrow" draw:marker-start-width="0.101cm" draw:marker-start-center="false" draw:marker-end="Arrow" draw:marker-end-width="0.101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draw:fit-to-size="false" style:shrink-to-fit="false" fo:min-height="0.407cm" fo:min-width="0.143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25cm" svg:stroke-color="#000000" draw:marker-start="" draw:marker-start-width="0.025cm" draw:marker-start-center="false" draw:marker-end="" draw:marker-end-width="0.025cm" draw:marker-end-center="false" draw:fill="solid" draw:fill-color="#99cc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6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05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textarea-horizontal-align="justify" draw:auto-grow-height="true" draw:auto-grow-width="true" draw:fit-to-size="false" style:shrink-to-fit="false" fo:min-height="0.57cm" fo:min-width="0.333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fo:min-height="0.57cm" fo:min-width="0.482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height="true" draw:auto-grow-width="true" fo:min-height="0.57cm" fo:min-width="0.388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none" draw:fill-color="#99ccff" draw:textarea-horizontal-align="justify" draw:textarea-vertical-align="middle" draw:auto-grow-height="fals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24" svg:stroke-width="0.019cm" svg:stroke-color="#000000" draw:marker-start="Arrow" draw:marker-start-width="0.101cm" draw:marker-start-center="false" draw:marker-end="Arrow" draw:marker-end-width="0.10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auto-grow-width="true" fo:min-height="0.55cm" fo:min-width="0.757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Dashed_20__28_var_29__20_25" svg:stroke-width="0.019cm" svg:stroke-color="#000000" draw:marker-start="Arrow" draw:marker-start-width="0.131cm" draw:marker-start-center="false" draw:marker-end="Arrow" draw:marker-end-width="0.13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auto-grow-width="false" fo:min-height="0.55cm" fo:padding-top="0.03cm" fo:padding-bottom="0.03cm" fo:padding-left="0.049cm" fo:padding-right="0.04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olide</text:p>
          </table:table-cell>
          <table:table-cell table:style-name="Tableau2.A1" office:value-type="string">
            <text:p text:style-name="P3">Prisme droit</text:p>
          </table:table-cell>
          <table:table-cell table:style-name="Tableau2.C1" office:value-type="string">
            <text:p text:style-name="P3">Cylindre de révolution</text:p>
          </table:table-cell>
        </table:table-row>
        <table:table-row table:style-name="Tableau2.2">
          <table:table-cell table:style-name="Tableau2.A2" office:value-type="string">
            <text:p text:style-name="P4">Vue en Perspec-tive</text:p>
          </table:table-cell>
          <table:table-cell table:style-name="Tableau2.A2" office:value-type="string">
            <text:p text:style-name="P1"><draw:g text:anchor-type="as-char" draw:z-index="0" draw:style-name="gr1"><draw:g draw:style-name="gr2"><draw:line draw:style-name="gr3" draw:text-style-name="P10" svg:x1="3.731cm" svg:y1="4.016cm" svg:x2="3.053cm" svg:y2="5.245cm"><text:p/></draw:line><draw:line draw:style-name="gr3" draw:text-style-name="P10" svg:x1="3.053cm" svg:y1="5.244cm" svg:x2="0.736cm" svg:y2="4.474cm"><text:p/></draw:line><draw:line draw:style-name="gr3" draw:text-style-name="P10" svg:x1="0.736cm" svg:y1="4.474cm" svg:x2="0.736cm" svg:y2="0.919cm"><text:p/></draw:line><draw:line draw:style-name="gr3" draw:text-style-name="P10" svg:x1="0.736cm" svg:y1="0.919cm" svg:x2="3.73cm" svg:y2="0.46cm"><text:p/></draw:line><draw:line draw:style-name="gr3" draw:text-style-name="P10" svg:x1="3.73cm" svg:y1="0.46cm" svg:x2="3.73cm" svg:y2="4.015cm"><text:p/></draw:line><draw:polyline draw:style-name="gr3" draw:text-style-name="P10" svg:width="4.268cm" svg:height="1.739cm" draw:transform="skewX (0.138055543832751) rotate (1.06290551446455) translate (1.65101810314468cm 4.18729218037136cm)" svg:viewBox="0 0 4269 1740" draw:points="4269,4 2882,0 0,1740"><text:p/></draw:polyline><draw:line draw:style-name="gr3" draw:text-style-name="P10" svg:x1="3.053cm" svg:y1="1.671cm" svg:x2="0.736cm" svg:y2="0.919cm"><text:p/></draw:line><draw:line draw:style-name="gr4" draw:text-style-name="P10" svg:x1="0.736cm" svg:y1="4.46cm" svg:x2="3.73cm" svg:y2="4.001cm"><text:p/></draw:line></draw:g><draw:frame draw:style-name="gr5" draw:text-style-name="P12" svg:width="0.862cm" svg:height="0.821cm" svg:x="0.03cm" svg:y="4.239cm"><draw:text-box><text:p text:style-name="P11"><text:span text:style-name="T4">D</text:span></text:p></draw:text-box></draw:frame><draw:frame draw:style-name="gr6" draw:text-style-name="P12" svg:width="0.835cm" svg:height="0.821cm" svg:x="2.805cm" svg:y="5.211cm"><draw:text-box><text:p text:style-name="P11"><text:span text:style-name="T4">E</text:span></text:p></draw:text-box></draw:frame><draw:frame draw:style-name="gr7" draw:text-style-name="P12" svg:width="0.807cm" svg:height="0.821cm" svg:x="3.665cm" svg:y="3.738cm"><draw:text-box><text:p text:style-name="P11"><text:span text:style-name="T4">F</text:span></text:p></draw:text-box></draw:frame><draw:frame draw:style-name="gr6" draw:text-style-name="P12" svg:width="0.835cm" svg:height="0.821cm" svg:x="0cm" svg:y="0.344cm"><draw:text-box><text:p text:style-name="P11"><text:span text:style-name="T4">A</text:span></text:p></draw:text-box></draw:frame><draw:frame draw:style-name="gr6" draw:text-style-name="P12" svg:width="0.835cm" svg:height="0.821cm" svg:x="2.942cm" svg:y="1.505cm"><draw:text-box><text:p text:style-name="P11"><text:span text:style-name="T4">B</text:span></text:p></draw:text-box></draw:frame><draw:frame draw:style-name="gr5" draw:text-style-name="P12" svg:width="0.862cm" svg:height="0.821cm" svg:x="3.628cm" svg:y="0cm"><draw:text-box><text:p text:style-name="P11"><text:span text:style-name="T4">C</text:span></text:p></draw:text-box></draw:frame></draw:g></text:p>
          </table:table-cell>
          <table:table-cell table:style-name="Tableau2.C2" office:value-type="string">
            <text:p text:style-name="P1"><draw:g text:anchor-type="as-char" draw:z-index="1" draw:style-name="gr1"><draw:line draw:style-name="gr8" draw:text-style-name="P10" svg:x1="2.25cm" svg:y1="0.386cm" svg:x2="2.25cm" svg:y2="3.953cm"><text:p/></draw:line><draw:line draw:style-name="gr8" draw:text-style-name="P10" svg:x1="0.001cm" svg:y1="0.382cm" svg:x2="0.001cm" svg:y2="3.953cm"><text:p/></draw:line><draw:ellipse draw:style-name="gr9" draw:text-style-name="P13" svg:width="2.251cm" svg:height="0.796cm" svg:x="0cm" svg:y="3.551cm"><text:p/></draw:ellipse><draw:ellipse draw:style-name="gr9" draw:text-style-name="P13" svg:width="2.251cm" svg:height="0.796cm" svg:x="0cm" svg:y="0cm"><text:p/></draw:ellipse><draw:frame draw:style-name="gr10" draw:text-style-name="P12" svg:width="0.89cm" svg:height="0.821cm" svg:x="1.058cm" svg:y="0.042cm"><draw:text-box><text:p text:style-name="P11"><text:span text:style-name="T4">O</text:span></text:p></draw:text-box></draw:frame><draw:rect draw:style-name="gr11" draw:text-style-name="P14" svg:width="2.223cm" svg:height="0.572cm" svg:x="0.016cm" svg:y="3.311cm"><text:p/></draw:rect><draw:frame draw:style-name="gr12" draw:text-style-name="P12" svg:width="0.983cm" svg:height="0.821cm" svg:x="1cm" svg:y="3.584cm"><draw:text-box><text:p text:style-name="P11"><text:span text:style-name="T4">O'</text:span></text:p></draw:text-box></draw:frame><draw:ellipse draw:style-name="gr13" draw:text-style-name="P13" svg:width="2.251cm" svg:height="0.796cm" svg:x="0cm" svg:y="3.551cm"><text:p/></draw:ellipse><draw:g draw:style-name="gr2"><draw:line draw:style-name="gr14" draw:text-style-name="P10" svg:x1="1.126cm" svg:y1="0.38cm" svg:x2="1.125cm" svg:y2="0.416cm"><text:p/></draw:line><draw:line draw:style-name="gr14" draw:text-style-name="P10" svg:x1="1.126cm" svg:y1="3.93cm" svg:x2="1.125cm" svg:y2="3.966cm"><text:p/></draw:line></draw:g><draw:line draw:style-name="gr15" draw:text-style-name="P10" svg:x1="0.397cm" svg:y1="4.241cm" svg:x2="1.126cm" svg:y2="3.944cm"><text:p/></draw:line><draw:frame draw:style-name="gr16" draw:text-style-name="P16" svg:width="0.242cm" svg:height="0.468cm" svg:x="0.57cm" svg:y="3.681cm"><draw:text-box><text:p text:style-name="P15"><text:span text:style-name="T5">r</text:span></text:p></draw:text-box></draw:frame></draw:g></text:p>
          </table:table-cell>
        </table:table-row>
        <table:table-row table:style-name="Tableau2.2">
          <table:table-cell table:style-name="Tableau2.A2" office:value-type="string">
            <text:p text:style-name="P4">Patron</text:p>
          </table:table-cell>
          <table:table-cell table:style-name="Tableau2.A2" office:value-type="string">
            <text:p text:style-name="P1"><draw:g text:anchor-type="as-char" draw:z-index="2" draw:style-name="gr1"><draw:line draw:style-name="gr17" draw:text-style-name="P17" svg:x1="7.534cm" svg:y1="2.241cm" svg:x2="7.534cm" svg:y2="5.785cm"><text:p/></draw:line><draw:line draw:style-name="gr17" draw:text-style-name="P17" svg:x1="0.419cm" svg:y1="5.785cm" svg:x2="0.419cm" svg:y2="2.241cm"><text:p/></draw:line><draw:line draw:style-name="gr17" draw:text-style-name="P17" svg:x1="3.198cm" svg:y1="2.24cm" svg:x2="5.448cm" svg:y2="0.61cm"><text:p/></draw:line><draw:line draw:style-name="gr17" draw:text-style-name="P17" svg:x1="4.276cm" svg:y1="1.36cm" svg:x2="4.369cm" svg:y2="1.488cm"><text:p/></draw:line><draw:line draw:style-name="gr17" draw:text-style-name="P17" svg:x1="5.448cm" svg:y1="0.61cm" svg:x2="5.855cm" svg:y2="2.24cm"><text:p/></draw:line><draw:line draw:style-name="gr17" draw:text-style-name="P17" svg:x1="5.721cm" svg:y1="1.374cm" svg:x2="5.567cm" svg:y2="1.412cm"><text:p/></draw:line><draw:line draw:style-name="gr17" draw:text-style-name="P17" svg:x1="5.736cm" svg:y1="1.434cm" svg:x2="5.582cm" svg:y2="1.472cm"><text:p/></draw:line><draw:line draw:style-name="gr17" draw:text-style-name="P17" svg:x1="5.855cm" svg:y1="5.782cm" svg:x2="5.448cm" svg:y2="7.411cm"><text:p/></draw:line><draw:line draw:style-name="gr17" draw:text-style-name="P17" svg:x1="5.736cm" svg:y1="6.584cm" svg:x2="5.582cm" svg:y2="6.546cm"><text:p/></draw:line><draw:line draw:style-name="gr17" draw:text-style-name="P17" svg:x1="5.721cm" svg:y1="6.644cm" svg:x2="5.567cm" svg:y2="6.606cm"><text:p/></draw:line><draw:line draw:style-name="gr17" draw:text-style-name="P17" svg:x1="5.448cm" svg:y1="7.411cm" svg:x2="3.198cm" svg:y2="5.782cm"><text:p/></draw:line><draw:line draw:style-name="gr17" draw:text-style-name="P17" svg:x1="4.276cm" svg:y1="6.659cm" svg:x2="4.369cm" svg:y2="6.531cm"><text:p/></draw:line><draw:line draw:style-name="gr17" draw:text-style-name="P17" svg:x1="3.198cm" svg:y1="2.241cm" svg:x2="3.198cm" svg:y2="5.785cm"><text:p/></draw:line><draw:line draw:style-name="gr17" draw:text-style-name="P17" svg:x1="5.855cm" svg:y1="2.241cm" svg:x2="5.855cm" svg:y2="5.785cm"><text:p/></draw:line><draw:line draw:style-name="gr17" draw:text-style-name="P17" svg:x1="0.419cm" svg:y1="2.241cm" svg:x2="3.198cm" svg:y2="2.241cm"><text:p/></draw:line><draw:line draw:style-name="gr17" draw:text-style-name="P17" svg:x1="1.808cm" svg:y1="2.159cm" svg:x2="1.808cm" svg:y2="2.318cm"><text:p/></draw:line><draw:polyline draw:style-name="gr17" draw:text-style-name="P17" svg:width="4.336cm" svg:height="0cm" svg:x="3.198cm" svg:y="2.241cm" svg:viewBox="0 0 4337 0" draw:points="0,0 2657,0 4337,0"><text:p/></draw:polyline><draw:line draw:style-name="gr17" draw:text-style-name="P17" svg:x1="6.663cm" svg:y1="2.159cm" svg:x2="6.663cm" svg:y2="2.318cm"><text:p/></draw:line><draw:line draw:style-name="gr17" draw:text-style-name="P17" svg:x1="6.725cm" svg:y1="2.159cm" svg:x2="6.725cm" svg:y2="2.318cm"><text:p/></draw:line><draw:line draw:style-name="gr17" draw:text-style-name="P17" svg:x1="0.419cm" svg:y1="5.782cm" svg:x2="3.198cm" svg:y2="5.782cm"><text:p/></draw:line><draw:line draw:style-name="gr17" draw:text-style-name="P17" svg:x1="1.808cm" svg:y1="5.701cm" svg:x2="1.808cm" svg:y2="5.86cm"><text:p/></draw:line><draw:polyline draw:style-name="gr17" draw:text-style-name="P17" svg:width="4.336cm" svg:height="0cm" svg:x="3.198cm" svg:y="5.782cm" svg:viewBox="0 0 4337 0" draw:points="0,0 2657,0 4337,0"><text:p/></draw:polyline><draw:line draw:style-name="gr17" draw:text-style-name="P17" svg:x1="6.663cm" svg:y1="5.701cm" svg:x2="6.663cm" svg:y2="5.86cm"><text:p/></draw:line><draw:line draw:style-name="gr17" draw:text-style-name="P17" svg:x1="6.725cm" svg:y1="5.701cm" svg:x2="6.725cm" svg:y2="5.86cm"><text:p/></draw:line><draw:frame draw:style-name="gr18" draw:text-style-name="P18" svg:width="0.459cm" svg:height="0.63cm" svg:x="2.748cm" svg:y="5.823cm"><draw:text-box><text:p text:style-name="P11"><text:span text:style-name="T6">D</text:span></text:p></draw:text-box></draw:frame><draw:frame draw:style-name="gr19" draw:text-style-name="P18" svg:width="0.405cm" svg:height="0.63cm" svg:x="5.297cm" svg:y="7.452cm"><draw:text-box><text:p text:style-name="P11"><text:span text:style-name="T6">F</text:span></text:p></draw:text-box></draw:frame><draw:frame draw:style-name="gr20" draw:text-style-name="P18" svg:width="0.433cm" svg:height="0.63cm" svg:x="5.876cm" svg:y="5.823cm"><draw:text-box><text:p text:style-name="P11"><text:span text:style-name="T6">E</text:span></text:p></draw:text-box></draw:frame><draw:frame draw:style-name="gr19" draw:text-style-name="P18" svg:width="0.405cm" svg:height="0.63cm" svg:x="0.028cm" svg:y="5.823cm"><draw:text-box><text:p text:style-name="P11"><text:span text:style-name="T6">F</text:span></text:p></draw:text-box></draw:frame><draw:frame draw:style-name="gr19" draw:text-style-name="P18" svg:width="0.405cm" svg:height="0.63cm" svg:x="7.562cm" svg:y="5.823cm"><draw:text-box><text:p text:style-name="P11"><text:span text:style-name="T6">F</text:span></text:p></draw:text-box></draw:frame><draw:frame draw:style-name="gr20" draw:text-style-name="P18" svg:width="0.433cm" svg:height="0.63cm" svg:x="2.762cm" svg:y="1.667cm"><draw:text-box><text:p text:style-name="P11"><text:span text:style-name="T6">A</text:span></text:p></draw:text-box></draw:frame><draw:frame draw:style-name="gr18" draw:text-style-name="P18" svg:width="0.459cm" svg:height="0.63cm" svg:x="0cm" svg:y="1.667cm"><draw:text-box><text:p text:style-name="P11"><text:span text:style-name="T6">C</text:span></text:p></draw:text-box></draw:frame><draw:frame draw:style-name="gr18" draw:text-style-name="P18" svg:width="0.459cm" svg:height="0.63cm" svg:x="5.269cm" svg:y="0cm"><draw:text-box><text:p text:style-name="P11"><text:span text:style-name="T6">C</text:span></text:p></draw:text-box></draw:frame><draw:frame draw:style-name="gr20" draw:text-style-name="P18" svg:width="0.433cm" svg:height="0.63cm" svg:x="5.876cm" svg:y="1.667cm"><draw:text-box><text:p text:style-name="P11"><text:span text:style-name="T6">B</text:span></text:p></draw:text-box></draw:frame><draw:frame draw:style-name="gr18" draw:text-style-name="P18" svg:width="0.459cm" svg:height="0.63cm" svg:x="7.532cm" svg:y="1.667cm"><draw:text-box><text:p text:style-name="P11"><text:span text:style-name="T6">C</text:span></text:p></draw:text-box></draw:frame></draw:g></text:p>
          </table:table-cell>
          <table:table-cell table:style-name="Tableau2.C2" office:value-type="string">
            <text:p text:style-name="P1"><draw:g text:anchor-type="as-char" draw:z-index="3" draw:style-name="gr1"><draw:line draw:style-name="gr21" draw:text-style-name="P17" svg:x1="7.138cm" svg:y1="2.312cm" svg:x2="7.138cm" svg:y2="5.856cm"><text:p/></draw:line><draw:line draw:style-name="gr21" draw:text-style-name="P17" svg:x1="0cm" svg:y1="5.856cm" svg:x2="0cm" svg:y2="2.312cm"><text:p/></draw:line><draw:polyline draw:style-name="gr21" draw:text-style-name="P17" svg:width="7.134cm" svg:height="0cm" svg:x="0.004cm" svg:y="2.309cm" svg:viewBox="0 0 7135 0" draw:points="0,0 4371,0 7135,0"><text:p/></draw:polyline><draw:polyline draw:style-name="gr21" draw:text-style-name="P17" svg:width="7.134cm" svg:height="0cm" svg:x="0.004cm" svg:y="5.854cm" svg:viewBox="0 0 7135 0" draw:points="0,0 4371,0 7135,0"><text:p/></draw:polyline><draw:frame draw:style-name="gr22" draw:text-style-name="P19" svg:width="0.581cm" svg:height="0.63cm" svg:x="3.203cm" svg:y="6.659cm"><draw:text-box><text:p text:style-name="P11"><text:span text:style-name="T7">O'</text:span></text:p></draw:text-box></draw:frame><draw:frame draw:style-name="gr23" draw:text-style-name="P19" svg:width="0.488cm" svg:height="0.63cm" svg:x="3.099cm" svg:y="0.804cm"><draw:text-box><text:p text:style-name="P11"><text:span text:style-name="T7">O</text:span></text:p></draw:text-box></draw:frame><draw:custom-shape draw:style-name="gr24" draw:text-style-name="P20" svg:width="2.304cm" svg:height="2.304cm" svg:x="1.854cm" svg:y="0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20" svg:width="2.304cm" svg:height="2.304cm" svg:x="1.854cm" svg:y="5.84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4" draw:text-style-name="P10" svg:x1="3.005cm" svg:y1="1.132cm" svg:x2="3.003cm" svg:y2="1.171cm"><text:p/></draw:line><draw:line draw:style-name="gr14" draw:text-style-name="P10" svg:x1="3.005cm" svg:y1="6.981cm" svg:x2="3.003cm" svg:y2="7.02cm"><text:p/></draw:line><draw:polyline draw:style-name="gr25" draw:text-style-name="P17" svg:width="7.134cm" svg:height="0cm" svg:x="0.005cm" svg:y="2.809cm" svg:viewBox="0 0 7135 0" draw:points="0,0 4371,0 7135,0"><text:p/></draw:polyline><draw:frame draw:style-name="gr26" draw:text-style-name="P21" svg:width="0.856cm" svg:height="0.611cm" svg:x="3.143cm" svg:y="2.579cm"><draw:text-box><text:p text:style-name="P11"><text:span text:style-name="T8">2 </text:span><text:span text:style-name="T9">π</text:span><text:span text:style-name="T10"> r</text:span></text:p></draw:text-box></draw:frame><draw:line draw:style-name="gr27" draw:text-style-name="P17" svg:x1="3.009cm" svg:y1="1.15cm" svg:x2="1.988cm" svg:y2="1.729cm"><text:p/></draw:line><draw:frame draw:style-name="gr28" draw:text-style-name="P22" svg:width="0.249cm" svg:height="0.611cm" svg:x="2.378cm" svg:y="1.192cm"><draw:text-box><text:p text:style-name="P15"><text:span text:style-name="T10">r</text:span></text:p></draw:text-box></draw:frame></draw:g></text:p>
          </table:table-cell>
        </table:table-row>
        <table:table-row>
          <table:table-cell table:style-name="Tableau2.A2" office:value-type="string">
            <text:p text:style-name="P4">Aire</text:p>
          </table:table-cell>
          <table:table-cell table:style-name="Tableau2.C2" table:number-columns-spanned="2" office:value-type="string">
            <text:p text:style-name="P5"><text:span text:style-name="T1">Aire latérale = Périmètre d'une base </text:span><text:span text:style-name="T2">×</text:span> hauteur <text:span text:style-name="T3">du solide</text:span></text:p>
            <text:p text:style-name="P5">Aire totale = <text:span text:style-name="T1">Aire latérale + 2 </text:span><text:span text:style-name="T2">×</text:span><text:span text:style-name="T1"> Aire d'une base</text:span></text:p>
          </table:table-cell>
          <table:covered-table-cell/>
        </table:table-row>
        <table:table-row>
          <table:table-cell table:style-name="Tableau2.A2" office:value-type="string">
            <text:p text:style-name="P4">Volume</text:p>
          </table:table-cell>
          <table:table-cell table:style-name="Tableau2.C2" table:number-columns-spanned="2" office:value-type="string">
            <text:p text:style-name="P6">Volume = Aire d'une base <text:span text:style-name="T2">×</text:span> hauteur <text:span text:style-name="T3">du solide</text:span></text:p>
          </table:table-cell>
          <table:covered-table-cell/>
        </table:table-row>
      </table:table>
      <text:p text:style-name="P8"/>
      <text:p text:style-name="P8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olide</text:p>
          </table:table-cell>
          <table:table-cell table:style-name="Tableau1.A1" office:value-type="string">
            <text:p text:style-name="P3">Prisme droit</text:p>
          </table:table-cell>
          <table:table-cell table:style-name="Tableau1.C1" office:value-type="string">
            <text:p text:style-name="P3">Cylindre de révolution</text:p>
          </table:table-cell>
        </table:table-row>
        <table:table-row table:style-name="Tableau1.2">
          <table:table-cell table:style-name="Tableau1.A2" office:value-type="string">
            <text:p text:style-name="P4">Vue en Perspec-tive</text:p>
          </table:table-cell>
          <table:table-cell table:style-name="Tableau1.A2" office:value-type="string">
            <text:p text:style-name="P1"><draw:g text:anchor-type="as-char" draw:z-index="4" draw:style-name="gr1"><draw:g draw:style-name="gr2"><draw:line draw:style-name="gr3" draw:text-style-name="P10" svg:x1="3.731cm" svg:y1="4.016cm" svg:x2="3.053cm" svg:y2="5.245cm"><text:p/></draw:line><draw:line draw:style-name="gr3" draw:text-style-name="P10" svg:x1="3.053cm" svg:y1="5.244cm" svg:x2="0.736cm" svg:y2="4.474cm"><text:p/></draw:line><draw:line draw:style-name="gr3" draw:text-style-name="P10" svg:x1="0.736cm" svg:y1="4.474cm" svg:x2="0.736cm" svg:y2="0.919cm"><text:p/></draw:line><draw:line draw:style-name="gr3" draw:text-style-name="P10" svg:x1="0.736cm" svg:y1="0.919cm" svg:x2="3.73cm" svg:y2="0.46cm"><text:p/></draw:line><draw:line draw:style-name="gr3" draw:text-style-name="P10" svg:x1="3.73cm" svg:y1="0.46cm" svg:x2="3.73cm" svg:y2="4.015cm"><text:p/></draw:line><draw:polyline draw:style-name="gr3" draw:text-style-name="P10" svg:width="4.268cm" svg:height="1.739cm" draw:transform="skewX (0.138055543832751) rotate (1.06290551446455) translate (1.65101810314468cm 4.18729218037136cm)" svg:viewBox="0 0 4269 1740" draw:points="4269,4 2882,0 0,1740"><text:p/></draw:polyline><draw:line draw:style-name="gr3" draw:text-style-name="P10" svg:x1="3.053cm" svg:y1="1.671cm" svg:x2="0.736cm" svg:y2="0.919cm"><text:p/></draw:line><draw:line draw:style-name="gr4" draw:text-style-name="P10" svg:x1="0.736cm" svg:y1="4.46cm" svg:x2="3.73cm" svg:y2="4.001cm"><text:p/></draw:line></draw:g><draw:frame draw:style-name="gr5" draw:text-style-name="P12" svg:width="0.862cm" svg:height="0.821cm" svg:x="0.03cm" svg:y="4.239cm"><draw:text-box><text:p text:style-name="P11"><text:span text:style-name="T4">D</text:span></text:p></draw:text-box></draw:frame><draw:frame draw:style-name="gr6" draw:text-style-name="P12" svg:width="0.835cm" svg:height="0.821cm" svg:x="2.805cm" svg:y="5.211cm"><draw:text-box><text:p text:style-name="P11"><text:span text:style-name="T4">E</text:span></text:p></draw:text-box></draw:frame><draw:frame draw:style-name="gr7" draw:text-style-name="P12" svg:width="0.807cm" svg:height="0.821cm" svg:x="3.665cm" svg:y="3.738cm"><draw:text-box><text:p text:style-name="P11"><text:span text:style-name="T4">F</text:span></text:p></draw:text-box></draw:frame><draw:frame draw:style-name="gr6" draw:text-style-name="P12" svg:width="0.835cm" svg:height="0.821cm" svg:x="0cm" svg:y="0.344cm"><draw:text-box><text:p text:style-name="P11"><text:span text:style-name="T4">A</text:span></text:p></draw:text-box></draw:frame><draw:frame draw:style-name="gr6" draw:text-style-name="P12" svg:width="0.835cm" svg:height="0.821cm" svg:x="2.942cm" svg:y="1.505cm"><draw:text-box><text:p text:style-name="P11"><text:span text:style-name="T4">B</text:span></text:p></draw:text-box></draw:frame><draw:frame draw:style-name="gr5" draw:text-style-name="P12" svg:width="0.862cm" svg:height="0.821cm" svg:x="3.628cm" svg:y="0cm"><draw:text-box><text:p text:style-name="P11"><text:span text:style-name="T4">C</text:span></text:p></draw:text-box></draw:frame></draw:g></text:p>
          </table:table-cell>
          <table:table-cell table:style-name="Tableau1.C2" office:value-type="string">
            <text:p text:style-name="P1"><draw:g text:anchor-type="as-char" draw:z-index="5" draw:style-name="gr1"><draw:line draw:style-name="gr8" draw:text-style-name="P10" svg:x1="2.25cm" svg:y1="0.386cm" svg:x2="2.25cm" svg:y2="3.953cm"><text:p/></draw:line><draw:line draw:style-name="gr8" draw:text-style-name="P10" svg:x1="0.001cm" svg:y1="0.382cm" svg:x2="0.001cm" svg:y2="3.953cm"><text:p/></draw:line><draw:ellipse draw:style-name="gr9" draw:text-style-name="P13" svg:width="2.251cm" svg:height="0.796cm" svg:x="0cm" svg:y="3.551cm"><text:p/></draw:ellipse><draw:ellipse draw:style-name="gr9" draw:text-style-name="P13" svg:width="2.251cm" svg:height="0.796cm" svg:x="0cm" svg:y="0cm"><text:p/></draw:ellipse><draw:frame draw:style-name="gr10" draw:text-style-name="P12" svg:width="0.89cm" svg:height="0.821cm" svg:x="1.058cm" svg:y="0.042cm"><draw:text-box><text:p text:style-name="P11"><text:span text:style-name="T4">O</text:span></text:p></draw:text-box></draw:frame><draw:rect draw:style-name="gr11" draw:text-style-name="P14" svg:width="2.223cm" svg:height="0.572cm" svg:x="0.016cm" svg:y="3.311cm"><text:p/></draw:rect><draw:frame draw:style-name="gr12" draw:text-style-name="P12" svg:width="0.983cm" svg:height="0.821cm" svg:x="1cm" svg:y="3.584cm"><draw:text-box><text:p text:style-name="P11"><text:span text:style-name="T4">O'</text:span></text:p></draw:text-box></draw:frame><draw:ellipse draw:style-name="gr13" draw:text-style-name="P13" svg:width="2.251cm" svg:height="0.796cm" svg:x="0cm" svg:y="3.551cm"><text:p/></draw:ellipse><draw:g draw:style-name="gr2"><draw:line draw:style-name="gr14" draw:text-style-name="P10" svg:x1="1.126cm" svg:y1="0.38cm" svg:x2="1.125cm" svg:y2="0.416cm"><text:p/></draw:line><draw:line draw:style-name="gr14" draw:text-style-name="P10" svg:x1="1.126cm" svg:y1="3.93cm" svg:x2="1.125cm" svg:y2="3.966cm"><text:p/></draw:line></draw:g><draw:line draw:style-name="gr15" draw:text-style-name="P10" svg:x1="0.397cm" svg:y1="4.241cm" svg:x2="1.126cm" svg:y2="3.944cm"><text:p/></draw:line><draw:frame draw:style-name="gr16" draw:text-style-name="P16" svg:width="0.242cm" svg:height="0.468cm" svg:x="0.57cm" svg:y="3.681cm"><draw:text-box><text:p text:style-name="P15"><text:span text:style-name="T5">r</text:span></text:p></draw:text-box></draw:frame></draw:g></text:p>
          </table:table-cell>
        </table:table-row>
        <table:table-row table:style-name="Tableau1.2">
          <table:table-cell table:style-name="Tableau1.A2" office:value-type="string">
            <text:p text:style-name="P4">Patron</text:p>
          </table:table-cell>
          <table:table-cell table:style-name="Tableau1.A2" office:value-type="string">
            <text:p text:style-name="P1"><draw:g text:anchor-type="as-char" draw:z-index="6" draw:style-name="gr1"><draw:line draw:style-name="gr17" draw:text-style-name="P17" svg:x1="7.534cm" svg:y1="2.241cm" svg:x2="7.534cm" svg:y2="5.785cm"><text:p/></draw:line><draw:line draw:style-name="gr17" draw:text-style-name="P17" svg:x1="0.419cm" svg:y1="5.785cm" svg:x2="0.419cm" svg:y2="2.241cm"><text:p/></draw:line><draw:line draw:style-name="gr17" draw:text-style-name="P17" svg:x1="3.198cm" svg:y1="2.24cm" svg:x2="5.448cm" svg:y2="0.61cm"><text:p/></draw:line><draw:line draw:style-name="gr17" draw:text-style-name="P17" svg:x1="4.276cm" svg:y1="1.36cm" svg:x2="4.369cm" svg:y2="1.488cm"><text:p/></draw:line><draw:line draw:style-name="gr17" draw:text-style-name="P17" svg:x1="5.448cm" svg:y1="0.61cm" svg:x2="5.855cm" svg:y2="2.24cm"><text:p/></draw:line><draw:line draw:style-name="gr17" draw:text-style-name="P17" svg:x1="5.721cm" svg:y1="1.374cm" svg:x2="5.567cm" svg:y2="1.412cm"><text:p/></draw:line><draw:line draw:style-name="gr17" draw:text-style-name="P17" svg:x1="5.736cm" svg:y1="1.434cm" svg:x2="5.582cm" svg:y2="1.472cm"><text:p/></draw:line><draw:line draw:style-name="gr17" draw:text-style-name="P17" svg:x1="5.855cm" svg:y1="5.782cm" svg:x2="5.448cm" svg:y2="7.411cm"><text:p/></draw:line><draw:line draw:style-name="gr17" draw:text-style-name="P17" svg:x1="5.736cm" svg:y1="6.584cm" svg:x2="5.582cm" svg:y2="6.546cm"><text:p/></draw:line><draw:line draw:style-name="gr17" draw:text-style-name="P17" svg:x1="5.721cm" svg:y1="6.644cm" svg:x2="5.567cm" svg:y2="6.606cm"><text:p/></draw:line><draw:line draw:style-name="gr17" draw:text-style-name="P17" svg:x1="5.448cm" svg:y1="7.411cm" svg:x2="3.198cm" svg:y2="5.782cm"><text:p/></draw:line><draw:line draw:style-name="gr17" draw:text-style-name="P17" svg:x1="4.276cm" svg:y1="6.659cm" svg:x2="4.369cm" svg:y2="6.531cm"><text:p/></draw:line><draw:line draw:style-name="gr17" draw:text-style-name="P17" svg:x1="3.198cm" svg:y1="2.241cm" svg:x2="3.198cm" svg:y2="5.785cm"><text:p/></draw:line><draw:line draw:style-name="gr17" draw:text-style-name="P17" svg:x1="5.855cm" svg:y1="2.241cm" svg:x2="5.855cm" svg:y2="5.785cm"><text:p/></draw:line><draw:line draw:style-name="gr17" draw:text-style-name="P17" svg:x1="0.419cm" svg:y1="2.241cm" svg:x2="3.198cm" svg:y2="2.241cm"><text:p/></draw:line><draw:line draw:style-name="gr17" draw:text-style-name="P17" svg:x1="1.808cm" svg:y1="2.159cm" svg:x2="1.808cm" svg:y2="2.318cm"><text:p/></draw:line><draw:polyline draw:style-name="gr17" draw:text-style-name="P17" svg:width="4.336cm" svg:height="0cm" svg:x="3.198cm" svg:y="2.241cm" svg:viewBox="0 0 4337 0" draw:points="0,0 2657,0 4337,0"><text:p/></draw:polyline><draw:line draw:style-name="gr17" draw:text-style-name="P17" svg:x1="6.663cm" svg:y1="2.159cm" svg:x2="6.663cm" svg:y2="2.318cm"><text:p/></draw:line><draw:line draw:style-name="gr17" draw:text-style-name="P17" svg:x1="6.725cm" svg:y1="2.159cm" svg:x2="6.725cm" svg:y2="2.318cm"><text:p/></draw:line><draw:line draw:style-name="gr17" draw:text-style-name="P17" svg:x1="0.419cm" svg:y1="5.782cm" svg:x2="3.198cm" svg:y2="5.782cm"><text:p/></draw:line><draw:line draw:style-name="gr17" draw:text-style-name="P17" svg:x1="1.808cm" svg:y1="5.701cm" svg:x2="1.808cm" svg:y2="5.86cm"><text:p/></draw:line><draw:polyline draw:style-name="gr17" draw:text-style-name="P17" svg:width="4.336cm" svg:height="0cm" svg:x="3.198cm" svg:y="5.782cm" svg:viewBox="0 0 4337 0" draw:points="0,0 2657,0 4337,0"><text:p/></draw:polyline><draw:line draw:style-name="gr17" draw:text-style-name="P17" svg:x1="6.663cm" svg:y1="5.701cm" svg:x2="6.663cm" svg:y2="5.86cm"><text:p/></draw:line><draw:line draw:style-name="gr17" draw:text-style-name="P17" svg:x1="6.725cm" svg:y1="5.701cm" svg:x2="6.725cm" svg:y2="5.86cm"><text:p/></draw:line><draw:frame draw:style-name="gr18" draw:text-style-name="P18" svg:width="0.459cm" svg:height="0.63cm" svg:x="2.748cm" svg:y="5.823cm"><draw:text-box><text:p text:style-name="P11"><text:span text:style-name="T6">D</text:span></text:p></draw:text-box></draw:frame><draw:frame draw:style-name="gr19" draw:text-style-name="P18" svg:width="0.405cm" svg:height="0.63cm" svg:x="5.297cm" svg:y="7.452cm"><draw:text-box><text:p text:style-name="P11"><text:span text:style-name="T6">F</text:span></text:p></draw:text-box></draw:frame><draw:frame draw:style-name="gr20" draw:text-style-name="P18" svg:width="0.433cm" svg:height="0.63cm" svg:x="5.876cm" svg:y="5.823cm"><draw:text-box><text:p text:style-name="P11"><text:span text:style-name="T6">E</text:span></text:p></draw:text-box></draw:frame><draw:frame draw:style-name="gr19" draw:text-style-name="P18" svg:width="0.405cm" svg:height="0.63cm" svg:x="0.028cm" svg:y="5.823cm"><draw:text-box><text:p text:style-name="P11"><text:span text:style-name="T6">F</text:span></text:p></draw:text-box></draw:frame><draw:frame draw:style-name="gr19" draw:text-style-name="P18" svg:width="0.405cm" svg:height="0.63cm" svg:x="7.562cm" svg:y="5.823cm"><draw:text-box><text:p text:style-name="P11"><text:span text:style-name="T6">F</text:span></text:p></draw:text-box></draw:frame><draw:frame draw:style-name="gr20" draw:text-style-name="P18" svg:width="0.433cm" svg:height="0.63cm" svg:x="2.762cm" svg:y="1.667cm"><draw:text-box><text:p text:style-name="P11"><text:span text:style-name="T6">A</text:span></text:p></draw:text-box></draw:frame><draw:frame draw:style-name="gr18" draw:text-style-name="P18" svg:width="0.459cm" svg:height="0.63cm" svg:x="0cm" svg:y="1.667cm"><draw:text-box><text:p text:style-name="P11"><text:span text:style-name="T6">C</text:span></text:p></draw:text-box></draw:frame><draw:frame draw:style-name="gr18" draw:text-style-name="P18" svg:width="0.459cm" svg:height="0.63cm" svg:x="5.269cm" svg:y="0cm"><draw:text-box><text:p text:style-name="P11"><text:span text:style-name="T6">C</text:span></text:p></draw:text-box></draw:frame><draw:frame draw:style-name="gr20" draw:text-style-name="P18" svg:width="0.433cm" svg:height="0.63cm" svg:x="5.876cm" svg:y="1.667cm"><draw:text-box><text:p text:style-name="P11"><text:span text:style-name="T6">B</text:span></text:p></draw:text-box></draw:frame><draw:frame draw:style-name="gr18" draw:text-style-name="P18" svg:width="0.459cm" svg:height="0.63cm" svg:x="7.532cm" svg:y="1.667cm"><draw:text-box><text:p text:style-name="P11"><text:span text:style-name="T6">C</text:span></text:p></draw:text-box></draw:frame></draw:g></text:p>
          </table:table-cell>
          <table:table-cell table:style-name="Tableau1.C2" office:value-type="string">
            <text:p text:style-name="P1"><draw:g text:anchor-type="as-char" draw:z-index="7" draw:style-name="gr1"><draw:line draw:style-name="gr21" draw:text-style-name="P17" svg:x1="7.138cm" svg:y1="2.312cm" svg:x2="7.138cm" svg:y2="5.856cm"><text:p/></draw:line><draw:line draw:style-name="gr21" draw:text-style-name="P17" svg:x1="0cm" svg:y1="5.856cm" svg:x2="0cm" svg:y2="2.312cm"><text:p/></draw:line><draw:polyline draw:style-name="gr21" draw:text-style-name="P17" svg:width="7.134cm" svg:height="0cm" svg:x="0.004cm" svg:y="2.309cm" svg:viewBox="0 0 7135 0" draw:points="0,0 4371,0 7135,0"><text:p/></draw:polyline><draw:polyline draw:style-name="gr21" draw:text-style-name="P17" svg:width="7.134cm" svg:height="0cm" svg:x="0.004cm" svg:y="5.854cm" svg:viewBox="0 0 7135 0" draw:points="0,0 4371,0 7135,0"><text:p/></draw:polyline><draw:frame draw:style-name="gr22" draw:text-style-name="P19" svg:width="0.581cm" svg:height="0.63cm" svg:x="3.203cm" svg:y="6.659cm"><draw:text-box><text:p text:style-name="P11"><text:span text:style-name="T7">O'</text:span></text:p></draw:text-box></draw:frame><draw:frame draw:style-name="gr23" draw:text-style-name="P19" svg:width="0.488cm" svg:height="0.63cm" svg:x="3.099cm" svg:y="0.804cm"><draw:text-box><text:p text:style-name="P11"><text:span text:style-name="T7">O</text:span></text:p></draw:text-box></draw:frame><draw:custom-shape draw:style-name="gr24" draw:text-style-name="P20" svg:width="2.304cm" svg:height="2.304cm" svg:x="1.854cm" svg:y="0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20" svg:width="2.304cm" svg:height="2.304cm" svg:x="1.854cm" svg:y="5.84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4" draw:text-style-name="P10" svg:x1="3.005cm" svg:y1="1.132cm" svg:x2="3.003cm" svg:y2="1.171cm"><text:p/></draw:line><draw:line draw:style-name="gr14" draw:text-style-name="P10" svg:x1="3.005cm" svg:y1="6.981cm" svg:x2="3.003cm" svg:y2="7.02cm"><text:p/></draw:line><draw:polyline draw:style-name="gr25" draw:text-style-name="P17" svg:width="7.134cm" svg:height="0cm" svg:x="0.005cm" svg:y="2.809cm" svg:viewBox="0 0 7135 0" draw:points="0,0 4371,0 7135,0"><text:p/></draw:polyline><draw:frame draw:style-name="gr26" draw:text-style-name="P21" svg:width="0.856cm" svg:height="0.611cm" svg:x="3.143cm" svg:y="2.579cm"><draw:text-box><text:p text:style-name="P11"><text:span text:style-name="T8">2 </text:span><text:span text:style-name="T9">π</text:span><text:span text:style-name="T10"> r</text:span></text:p></draw:text-box></draw:frame><draw:line draw:style-name="gr27" draw:text-style-name="P17" svg:x1="3.009cm" svg:y1="1.15cm" svg:x2="1.988cm" svg:y2="1.729cm"><text:p/></draw:line><draw:frame draw:style-name="gr28" draw:text-style-name="P22" svg:width="0.249cm" svg:height="0.611cm" svg:x="2.378cm" svg:y="1.192cm"><draw:text-box><text:p text:style-name="P15"><text:span text:style-name="T10">r</text:span></text:p></draw:text-box></draw:frame></draw:g></text:p>
          </table:table-cell>
        </table:table-row>
        <table:table-row>
          <table:table-cell table:style-name="Tableau1.A2" office:value-type="string">
            <text:p text:style-name="P4">Aire</text:p>
          </table:table-cell>
          <table:table-cell table:style-name="Tableau1.C2" table:number-columns-spanned="2" office:value-type="string">
            <text:p text:style-name="P5"><text:span text:style-name="T1">Aire latérale = Périmètre d'une base </text:span><text:span text:style-name="T2">×</text:span> hauteur <text:span text:style-name="T3">du solide</text:span></text:p>
            <text:p text:style-name="P5">Aire totale = <text:span text:style-name="T1">Aire latérale + 2 </text:span><text:span text:style-name="T2">×</text:span><text:span text:style-name="T1"> Aire d'une base</text:span></text:p>
          </table:table-cell>
          <table:covered-table-cell/>
        </table:table-row>
        <table:table-row>
          <table:table-cell table:style-name="Tableau1.A2" office:value-type="string">
            <text:p text:style-name="P4">Volume</text:p>
          </table:table-cell>
          <table:table-cell table:style-name="Tableau1.C2" table:number-columns-spanned="2" office:value-type="string">
            <text:p text:style-name="P6">Volume = Aire d'une base <text:span text:style-name="T2">×</text:span> hauteur <text:span text:style-name="T3">du solide</text:span></text:p>
          </table:table-cell>
          <table:covered-table-cell/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9" draw:display-name="Dashed (var) 19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6cm" draw:dots2="1" draw:dots2-length="0.016cm" draw:distance="0.016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16cm" draw:dots2="1" draw:dots2-length="0.016cm" draw:distance="0.016cm"/>
    <draw:stroke-dash draw:name="Dashed_20__28_var_29__20_24" draw:display-name="Dashed (var) 24" draw:style="rect" draw:dots1="1" draw:dots1-length="0.016cm" draw:dots2="1" draw:dots2-length="0.016cm" draw:distance="0.016cm"/>
    <draw:stroke-dash draw:name="Dashed_20__28_var_29__20_25" draw:display-name="Dashed (var) 25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gris" style:display-name="tfMasqué sur fond gris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6T10:33:34.19</meta:creation-date>
    <meta:editing-duration>PT27M57S</meta:editing-duration>
    <meta:editing-cycles>7</meta:editing-cycles>
    <meta:generator>LibreOffice/5.3.7.2$Windows_X86_64 LibreOffice_project/6b8ed514a9f8b44d37a1b96673cbbdd077e24059</meta:generator>
    <dc:date>2018-04-18T19:35:27.908000000</dc:date>
    <meta:print-date>2012-06-26T10:58:07.04</meta:print-date>
    <meta:document-statistic meta:table-count="2" meta:image-count="0" meta:object-count="0" meta:page-count="2" meta:paragraph-count="28" meta:word-count="84" meta:character-count="448" meta:non-whitespace-character-count="384"/>
  </office:meta>
</office:document-meta>
</file>